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1ab" officeooo:paragraph-rsid="001dc1ab"/>
    </style:style>
    <style:style style:name="P2" style:family="paragraph" style:parent-style-name="Standard" style:list-style-name="L1">
      <style:text-properties officeooo:rsid="001dc1ab" officeooo:paragraph-rsid="001dc1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-stop finder</text:p>
      <text:p text:style-name="P1"/>
      <text:p text:style-name="P1">Stops within a hundred meters from where you are:</text:p>
      <text:p text:style-name="P1"/>
      <text:p text:style-name="P1"/>
      <text:p text:style-name="P1">Back-end</text:p>
      <text:p text:style-name="P1"/>
      <text:p text:style-name="P1"/>
      <text:p text:style-name="P1"/>
      <text:list xml:id="list7029822301271060443" text:style-name="L1">
        <text:list-item>
          <text:p text:style-name="P2">Aux - (signing up for services</text:p>
        </text:list-item>
        <text:list-item>
          <text:p text:style-name="P2">Layout -</text:p>
        </text:list-item>
        <text:list-item>
          <text:p text:style-name="P2">Back-End</text:p>
        </text:list-item>
        <text:list-item>
          <text:p text:style-name="P2">Personal</text:p>
        </text:list-item>
        <text:list-item>
          <text:p text:style-name="P2">JS</text:p>
        </text:list-item>
        <text:list-item>
          <text:p text:style-name="P2">FE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0:40:57.702514451</meta:creation-date>
    <dc:date>2017-06-05T10:52:38.703718857</dc:date>
    <meta:editing-duration>PT1M30S</meta:editing-duration>
    <meta:editing-cycles>1</meta:editing-cycles>
    <meta:document-statistic meta:table-count="0" meta:image-count="0" meta:object-count="0" meta:page-count="1" meta:paragraph-count="10" meta:word-count="31" meta:character-count="137" meta:non-whitespace-character-count="122"/>
    <meta:generator>LibreOffice/5.1.6.2$Linux_X86_64 LibreOffice_project/10m0$Build-2</meta:generator>
  </office:meta>
</office:document-meta>
</file>